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7.452cm"/>
    </style:style>
    <style:style style:name="co4" style:family="table-column">
      <style:table-column-properties fo:break-before="auto" style:column-width="4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3" style:family="table-cell" style:parent-style-name="Default" style:data-style-name="N2">
      <style:text-properties fo:color="#c9211e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color="#ff0000"/>
    </style:style>
    <style:style style:name="ce6" style:family="table-cell" style:parent-style-name="Default" style:data-style-name="N2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luence of evaluating between/range predicates as a single predic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aluated on Q6 SF-10 on X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n-Vectorised</text:p>
          </table:table-cell>
          <table:table-cell office:value-type="string" calcext:value-type="string">
            <text:p>Non-Vectorised Merged Between Predicates</text:p>
          </table:table-cell>
          <table:table-cell/>
        </table:table-row>
        <table:table-row table:style-name="ro1">
          <table:table-cell/>
          <table:table-cell office:value-type="float" office:value="265.5" calcext:value-type="float">
            <text:p>265.5</text:p>
          </table:table-cell>
          <table:table-cell office:value-type="float" office:value="270.9" calcext:value-type="float">
            <text:p>270.9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[.C6]/[.B6]" office:value-type="float" office:value="1.02033898305085" calcext:value-type="float">
            <text:p>1.0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ctorised</text:p>
          </table:table-cell>
          <table:table-cell office:value-type="string" calcext:value-type="string">
            <text:p>Vectorised Merged Between Predicates</text:p>
          </table:table-cell>
          <table:table-cell/>
        </table:table-row>
        <table:table-row table:style-name="ro1">
          <table:table-cell/>
          <table:table-cell table:style-name="ce1" office:value-type="float" office:value="307" calcext:value-type="float">
            <text:p>307.0</text:p>
          </table:table-cell>
          <table:table-cell office:value-type="float" office:value="305.7" calcext:value-type="float">
            <text:p>305.7</text:p>
          </table:table-cell>
          <table:table-cell/>
        </table:table-row>
        <table:table-row table:style-name="ro1">
          <table:table-cell/>
          <table:table-cell table:style-name="ce1"/>
          <table:table-cell table:style-name="ce4" table:formula="of:=[.C10]/[.B10]" office:value-type="float" office:value="0.995765472312704" calcext:value-type="float">
            <text:p>1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clusion: it does not make a difference if we evaluate the predicates separately or in one go.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luence of using Records/Classes in Aggregation Hash-Tables, instead of multiple arra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aluated on Q1 SF-10 on X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n-Vectorised</text:p>
          </table:table-cell>
          <table:table-cell office:value-type="string" calcext:value-type="string">
            <text:p>Non-Vectorised Records</text:p>
          </table:table-cell>
          <table:table-cell office:value-type="string" calcext:value-type="string">
            <text:p>Non-Vectorised Classes</text:p>
          </table:table-cell>
        </table:table-row>
        <table:table-row table:style-name="ro1">
          <table:table-cell/>
          <table:table-cell office:value-type="float" office:value="1989.4" calcext:value-type="float">
            <text:p>1989.4</text:p>
          </table:table-cell>
          <table:table-cell office:value-type="float" office:value="2157.2" calcext:value-type="float">
            <text:p>2157.2</text:p>
          </table:table-cell>
          <table:table-cell office:value-type="float" office:value="1801.2" calcext:value-type="float">
            <text:p>1801.2</text:p>
          </table:table-cell>
        </table:table-row>
        <table:table-row table:style-name="ro1">
          <table:table-cell table:number-columns-repeated="2"/>
          <table:table-cell table:style-name="ce5" table:formula="of:=[.C21]/[.B21]" office:value-type="float" office:value="1.08434703930833" calcext:value-type="float">
            <text:p>1.08</text:p>
          </table:table-cell>
          <table:table-cell table:style-name="ce6" table:formula="of:=[.D21]/[.B21]" office:value-type="float" office:value="0.905398612647029" calcext:value-type="float">
            <text:p>0.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ctorised</text:p>
          </table:table-cell>
          <table:table-cell office:value-type="string" calcext:value-type="string">
            <text:p>Vectorised Records</text:p>
          </table:table-cell>
          <table:table-cell office:value-type="string" calcext:value-type="string">
            <text:p>Vectorised Classes</text:p>
          </table:table-cell>
        </table:table-row>
        <table:table-row table:style-name="ro1">
          <table:table-cell/>
          <table:table-cell office:value-type="float" office:value="3070.9" calcext:value-type="float">
            <text:p>3070.9</text:p>
          </table:table-cell>
          <table:table-cell office:value-type="float" office:value="3350.5" calcext:value-type="float">
            <text:p>3350.5</text:p>
          </table:table-cell>
          <table:table-cell table:style-name="ce1" office:value-type="float" office:value="2996" calcext:value-type="float">
            <text:p>2996.0</text:p>
          </table:table-cell>
        </table:table-row>
        <table:table-row table:style-name="ro1">
          <table:table-cell table:number-columns-repeated="2"/>
          <table:table-cell table:style-name="ce5" table:formula="of:=[.C25]/[.B25]" office:value-type="float" office:value="1.09104822690416" calcext:value-type="float">
            <text:p>1.09</text:p>
          </table:table-cell>
          <table:table-cell table:style-name="ce6" table:formula="of:=[.D25]/[.B25]" office:value-type="float" office:value="0.975609756097561" calcext:value-type="float">
            <text:p>0.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ctorised Red</text:p>
          </table:table-cell>
          <table:table-cell office:value-type="string" calcext:value-type="string">
            <text:p>Vectorised Records Reduced Sel Vec Use</text:p>
          </table:table-cell>
          <table:table-cell office:value-type="string" calcext:value-type="string">
            <text:p>Vectorised Classes Red</text:p>
          </table:table-cell>
        </table:table-row>
        <table:table-row table:style-name="ro1">
          <table:table-cell/>
          <table:table-cell office:value-type="float" office:value="2775.4" calcext:value-type="float">
            <text:p>2775.4</text:p>
          </table:table-cell>
          <table:table-cell office:value-type="float" office:value="2997.2" calcext:value-type="float">
            <text:p>2997.2</text:p>
          </table:table-cell>
          <table:table-cell office:value-type="float" office:value="2669.7" calcext:value-type="float">
            <text:p>2669.7</text:p>
          </table:table-cell>
        </table:table-row>
        <table:table-row table:style-name="ro1">
          <table:table-cell table:number-columns-repeated="2"/>
          <table:table-cell table:style-name="ce5" table:formula="of:=[.C29]/[.B29]" office:value-type="float" office:value="1.07991640844563" calcext:value-type="float">
            <text:p>1.08</text:p>
          </table:table-cell>
          <table:table-cell table:style-name="ce6" table:formula="of:=[.D29]/[.B29]" office:value-type="float" office:value="0.961915399582042" calcext:value-type="float">
            <text:p>0.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clusion:</text:p>
          </table:table-cell>
          <table:table-cell office:value-type="string" calcext:value-type="string">
            <text:p>Using records has a negative impact on performance (likely due to immutability, meaning we need to create new instances over and over, however, the record type might be feasible for join map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isng classes sometimes has a positive impact on performance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luence of using a constant loop-bound to iterate over vector elem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aluated on Q6 SF-10 on X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ly only evaluated on Non-Vectorised implementation, but optimisation in principle also applies to (some) vectorised operato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n-Vectorised</text:p>
          </table:table-cell>
          <table:table-cell office:value-type="string" calcext:value-type="string">
            <text:p>Non-Vectorised Counted-Loop</text:p>
          </table:table-cell>
          <table:table-cell/>
        </table:table-row>
        <table:table-row table:style-name="ro1">
          <table:table-cell/>
          <table:table-cell office:value-type="float" office:value="265.5" calcext:value-type="float">
            <text:p>265.5</text:p>
          </table:table-cell>
          <table:table-cell table:style-name="ce1" office:value-type="float" office:value="244" calcext:value-type="float">
            <text:p>244.0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42]/[.B42]" office:value-type="float" office:value="0.919020715630885" calcext:value-type="float">
            <text:p>0.9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clusion: using a constant/fixed loop-bound can yield quite significant performance benefi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e: automatically generating the “duplicated” loop method is not trivial, but likely do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5:00:24.495519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46:35.871145610</meta:creation-date>
    <dc:date>2023-10-04T15:13:07.511893844</dc:date>
    <meta:editing-duration>PT24M20S</meta:editing-duration>
    <meta:editing-cycles>5</meta:editing-cycles>
    <meta:generator>LibreOffice/7.6.2.1$Linux_X86_64 LibreOffice_project/60$Build-1</meta:generator>
    <meta:document-statistic meta:table-count="1" meta:cell-count="52" meta:object-count="0"/>
  </office:meta>
</office:document-meta>
</file>